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2,3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3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3,55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1,19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15.3" calcext:value-type="float">
            <text:p>515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69,74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5,250.6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52,5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3,384.9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,596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0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0,584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3,76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57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64,486</text:p>
          </table:table-cell>
          <table:table-cell office:value-type="string" calcext:value-type="string">
            <text:p>4,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,544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 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3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iname`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,141</text:p>
          </table:table-cell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70,972</text:p>
          </table:table-cell>
          <table:table-cell office:value-type="string" calcext:value-type="string">
            <text:p>4,917</text:p>
          </table:table-cell>
          <table:table-cell office:value-type="float" office:value="646" calcext:value-type="float">
            <text:p>646</text:p>
          </table:table-cell>
          <table:table-cell office:value-type="float" office:value="63.9" calcext:value-type="float">
            <text:p>63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0,802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00</meta:creation-date>
    <dc:date>2018-09-02T03:42:17</dc:date>
    <meta:generator>LibreOffice/5.1.6.2$Linux_X86_64 LibreOffice_project/10m0$Build-2</meta:generator>
    <meta:document-statistic meta:table-count="2" meta:cell-count="3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